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131CBC9246C61E36.png" manifest:media-type="image/png"/>
  <manifest:file-entry manifest:full-path="Pictures/1000000000000111000000E92D3756B822532F3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5.7299in" fo:margin-left="0.9403in" table:align="left" style:shadow="none"/>
    </style:style>
    <style:style style:name="Table3.A" style:family="table-column">
      <style:table-column-properties style:column-width="5.7299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6.1896in" fo:margin-left="0.5063in" table:align="left" style:shadow="none"/>
    </style:style>
    <style:style style:name="Table4.A" style:family="table-column">
      <style:table-column-properties style:column-width="6.1896in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5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6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7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8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5f7a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7c3e8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325c2" officeooo:paragraph-rsid="005c68b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538e7" officeooo:paragraph-rsid="0060d94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7ede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f4858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officeooo:rsid="00436aca"/>
    </style:style>
    <style:style style:name="T6" style:family="text">
      <style:text-properties fo:color="#ff0000" officeooo:rsid="00436aca"/>
    </style:style>
    <style:style style:name="T7" style:family="text">
      <style:text-properties officeooo:rsid="005ca150"/>
    </style:style>
    <style:style style:name="T8" style:family="text">
      <style:text-properties fo:color="#0000ff" officeooo:rsid="005f7af8"/>
    </style:style>
    <style:style style:name="T9" style:family="text">
      <style:text-properties officeooo:rsid="007b3bc4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0">Seznam Planiranih Opravil</text:p>
      <text:p text:style-name="P9"/>
      <text:p text:style-name="P4"/>
      <text:p text:style-name="P4"/>
      <text:p text:style-name="P13"><text:span text:style-name="T7">{% regroup planirana_opravila_list by plan.sklop as plan_sklop_list %}{% for object in plan_sklop_list %}{{ object.grouper }}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{% regroup object.list by plan as plan_list %}{% for object in plan_list %}-{{ object.grouper }}</text:p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{% for object in object.list %}-{{ object.oznaka }} {{ object.naziv }} <text:s/>{{object.perioda}}</text:p>
          </table:table-cell>
        </table:table-row>
        <table:table-row>
          <table:table-cell table:style-name="Table3.A2" office:value-type="string">
            <text:p text:style-name="P16">{% endfor %}<text:span text:style-name="T8">{% endfor %}</text:span></text:p>
          </table:table-cell>
        </table:table-row>
      </table:table>
      <text:p text:style-name="P14"><text:span text:style-name="T5">{% endfor 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2D3756B822532F3F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131CBC9246C61E36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3:39:08.567597994</dc:date>
    <meta:editing-duration>PT8H35M20S</meta:editing-duration>
    <meta:editing-cycles>110</meta:editing-cycles>
    <meta:generator>LibreOffice/5.1.4.2$Linux_X86_64 LibreOffice_project/10m0$Build-2</meta:generator>
    <meta:document-statistic meta:table-count="4" meta:image-count="2" meta:object-count="0" meta:page-count="1" meta:paragraph-count="15" meta:word-count="81" meta:character-count="564" meta:non-whitespace-character-count="494"/>
  </office:meta>
</office:document-meta>
</file>